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Heading_20_1">
      <style:text-properties fo:font-size="28pt" style:font-size-asian="24.5pt" style:font-size-complex="28pt"/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arch in Encrypted Data Project</text:h>
      <text:p text:style-name="P1">Secure Data Management 2011-2012</text:p>
      <text:p text:style-name="P1">Peter Wagenaar<text:tab/><text:tab/><text:line-break/>Tjeerd Boerman<text:tab/><text:tab/>s0118400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Search in Encrypted Data Project<text:tab/>1</text:p>
          <text:p text:style-name="P7">Introduction<text:tab/>1</text:p>
          <text:p text:style-name="P7">Solution Overview<text:tab/>1</text:p>
          <text:p text:style-name="P6">Use cases<text:tab/>1</text:p>
          <text:p text:style-name="P6">Requirements<text:tab/>1</text:p>
          <text:p text:style-name="P7">Search Algorithm<text:tab/>1</text:p>
          <text:p text:style-name="P7">Architecture<text:tab/>1</text:p>
          <text:p text:style-name="P6">Client<text:tab/>2</text:p>
          <text:p text:style-name="P6">Server<text:tab/>2</text:p>
          <text:p text:style-name="P7">Tradeoffs<text:tab/>2</text:p>
        </text:index-body>
      </text:table-of-content>
      <text:p text:style-name="P1"/>
      <text:h text:style-name="Heading_20_1" text:outline-level="1">Introduction</text:h>
      <text:p text:style-name="Text_20_body">- Beschrijf opdracht</text:p>
      <text:h text:style-name="Heading_20_1" text:outline-level="1">Solution Overview</text:h>
      <text:p text:style-name="Text_20_body">Solution design introduction...</text:p>
      <text:h text:style-name="Heading_20_2" text:outline-level="2">Use cases</text:h>
      <text:list xml:id="list1207011760" text:style-name="L1">
        <text:list-item>
          <text:p text:style-name="P2">Supported use cases</text:p>
        </text:list-item>
      </text:list>
      <text:h text:style-name="Heading_20_2" text:outline-level="2">Requirements</text:h>
      <text:list xml:id="list750050078" text:style-name="L3">
        <text:list-item>
          <text:p text:style-name="P4">Resulting requirements</text:p>
        </text:list-item>
      </text:list>
      <text:h text:style-name="Heading_20_1" text:outline-level="1">Search Algorithm</text:h>
      <text:p text:style-name="Text_20_body">- Describe algorithm</text:p>
      <text:p text:style-name="Text_20_body"/>
      <text:h text:style-name="Heading_20_1" text:outline-level="1">Architecture</text:h>
      <text:p text:style-name="Text_20_body">- <text:s/>high level overview</text:p>
      <text:h text:style-name="Heading_20_2" text:outline-level="2"><text:soft-page-break/>Client</text:h>
      <text:list xml:id="list2139023717" text:style-name="L2">
        <text:list-item>
          <text:p text:style-name="P3">client internals</text:p>
        </text:list-item>
      </text:list>
      <text:h text:style-name="Heading_20_2" text:outline-level="2">Server</text:h>
      <text:p text:style-name="Text_20_body">- server internals</text:p>
      <text:p text:style-name="Text_20_body"/>
      <text:h text:style-name="Heading_20_1" text:outline-level="1">Tradeoffs</text:h>
      <text:p text:style-name="Text_20_body">- pros and c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vage </meta:initial-creator>
    <meta:creation-date>2011-11-30T10:27:20</meta:creation-date>
    <dc:date>2011-11-30T10:40:33</dc:date>
    <dc:creator>savage </dc:creator>
    <meta:editing-duration>PT13M14S</meta:editing-duration>
    <meta:editing-cycles>2</meta:editing-cycles>
    <meta:generator>LibreOffice/3.3$Linux LibreOffice_project/330m19$Build-401</meta:generator>
    <meta:document-statistic meta:table-count="0" meta:image-count="0" meta:object-count="0" meta:page-count="2" meta:paragraph-count="32" meta:word-count="86" meta:character-count="558"/>
  </office:meta>
</office:document-meta>
</file>